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A4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2.18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ebbb" style:font-size-asian="13pt" style:font-size-complex="13pt"/>
    </style:style>
    <style:style style:name="P1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bf515" style:font-size-asian="13pt" style:font-size-complex="13pt"/>
    </style:style>
    <style:style style:name="P15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d8764" officeooo:paragraph-rsid="000d8764" style:font-size-asian="13pt" style:font-size-complex="13pt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8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7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bbb" officeooo:paragraph-rsid="0007ebbb" style:font-size-asian="7pt" style:font-size-complex="8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7pt" style:font-size-complex="8pt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fo:font-style="italic" fo:font-weight="bold" officeooo:rsid="000eb58a" officeooo:paragraph-rsid="000eb58a" style:font-size-asian="7pt" style:font-style-asian="italic" style:font-weight-asian="bold" style:font-size-complex="8pt" style:font-style-complex="italic" style:font-weight-complex="bold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0.5pt" officeooo:rsid="0007c84f" officeooo:paragraph-rsid="0007c84f" style:font-size-asian="10.5pt" style:font-size-complex="10.5pt"/>
    </style:style>
    <style:style style:name="P27" style:family="paragraph" style:parent-style-name="Standard">
      <style:paragraph-properties fo:line-height="0.564cm" fo:text-align="justify" style:justify-single-word="false" style:snap-to-layout-grid="false"/>
    </style:style>
    <style:style style:name="P28" style:family="paragraph" style:parent-style-name="Heading_20_3">
      <style:text-properties style:font-name="LegacySanITCBoo1" fo:font-size="13pt" style:font-size-asian="13pt" style:font-size-complex="13pt"/>
    </style:style>
    <style:style style:name="P29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30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3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7pt" style:font-size-complex="8pt"/>
    </style:style>
    <style:style style:name="P3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fdbff" style:font-size-asian="8pt" style:font-size-complex="8pt"/>
    </style:style>
    <style:style style:name="P33" style:family="paragraph" style:parent-style-name="Standard">
      <style:paragraph-properties fo:line-height="0.564cm" fo:text-align="justify" style:justify-single-word="false" style:snap-to-layout-grid="false"/>
      <style:text-properties style:font-name="LegacySanITCBoo" officeooo:rsid="0007e0cb" officeooo:paragraph-rsid="0007e0cb"/>
    </style:style>
    <style:style style:name="T1" style:family="text">
      <style:text-properties officeooo:rsid="0007c84f"/>
    </style:style>
    <style:style style:name="T2" style:family="text">
      <style:text-properties officeooo:rsid="0009b3ae"/>
    </style:style>
    <style:style style:name="T3" style:family="text">
      <style:text-properties fo:font-size="8pt" officeooo:rsid="0007c84f" style:font-size-asian="7pt" style:font-size-complex="8pt"/>
    </style:style>
    <style:style style:name="T4" style:family="text">
      <style:text-properties fo:font-size="8pt" officeooo:rsid="000bf515" style:font-size-asian="7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0a3e1b" style:font-size-asian="8pt" style:font-size-complex="8pt"/>
    </style:style>
    <style:style style:name="T7" style:family="text">
      <style:text-properties officeooo:rsid="000a3e1b"/>
    </style:style>
    <style:style style:name="T8" style:family="text">
      <style:text-properties officeooo:rsid="000bf515"/>
    </style:style>
    <style:style style:name="T9" style:family="text">
      <style:text-properties officeooo:rsid="000d8764"/>
    </style:style>
    <style:style style:name="T10" style:family="text">
      <style:text-properties officeooo:rsid="000eb58a"/>
    </style:style>
    <style:style style:name="T11" style:family="text">
      <style:text-properties officeooo:rsid="000fdbff"/>
    </style:style>
    <style:style style:name="T12" style:family="text">
      <style:text-properties style:font-size-asian="7pt"/>
    </style:style>
    <style:style style:name="T13" style:family="text">
      <style:text-properties officeooo:rsid="000a3e1b" style:font-size-asian="7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8">Període de de <text:s text:c="2"/>del</text:p>
          </table:table-cell>
          <table:table-cell table:style-name="Taula1.B1" office:value-type="string">
            <text:p text:style-name="P16">10 de novem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1"><text:span text:style-name="T9">23</text:span> d<text:span text:style-name="T7">e n</text:span>o<text:span text:style-name="T7">vembre</text:span></text:p>
          </table:table-cell>
          <table:table-cell table:style-name="Taula1.A1" office:value-type="string">
            <text:p text:style-name="P8">de </text:p>
          </table:table-cell>
          <table:table-cell table:style-name="Taula1.B1" office:value-type="string">
            <text:p text:style-name="P12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7">Activitats realitzades en l’empresa</text:p>
          </table:table-cell>
          <table:table-cell table:style-name="Taula2.A1" office:value-type="string">
            <text:p text:style-name="P18"/>
          </table:table-cell>
          <table:table-cell table:style-name="Taula2.A1" office:value-type="string">
            <text:p text:style-name="P18">Hores</text:p>
          </table:table-cell>
        </table:table-row>
        <table:table-row table:style-name="Taula2.2">
          <table:table-cell table:style-name="Taula2.A2" office:value-type="string">
            <text:p text:style-name="P20">Desenvolupant tota la integració de la característica especia de l’API meteorológica amb l’hotel.</text:p>
            <text:p text:style-name="P20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6"><text:span text:style-name="T8">3</text:span><text:span text:style-name="T10">1</text:span>h (<text:span text:style-name="T8">4</text:span> dies)</text:p>
          </table:table-cell>
        </table:table-row>
        <table:table-row table:style-name="Taula2.2">
          <table:table-cell table:style-name="Taula2.A2" office:value-type="string">
            <text:p text:style-name="P25">Pont de Dijous Bo (dijous y divendres festa, dijous pel centre y divendres en Inca)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/>
          </table:table-cell>
        </table:table-row>
        <table:table-row table:style-name="Taula2.2">
          <table:table-cell table:style-name="Taula2.A4" office:value-type="string">
            <text:p text:style-name="P21">Muntatge de pantalles a l'empresa, fent tasques de sistemes de muntatge i manteniment de pc.</text:p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11"><text:span text:style-name="T10">6</text:span>h</text:p>
          </table:table-cell>
        </table:table-row>
        <table:table-row table:style-name="Taula2.2">
          <table:table-cell table:style-name="Taula2.A2" office:value-type="string">
            <text:p text:style-name="P7"><text:span text:style-name="T3">Desenvolupament del gestor de traducció CMS proposat per Homerti per al projecte i el consum,</text:span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/>
          </table:table-cell>
        </table:table-row>
        <table:table-row table:style-name="Taula2.2">
          <table:table-cell table:style-name="Taula2.A2" office:value-type="string">
            <text:p text:style-name="P21">programant tota la funcionalitat principal de frontend i backend com a fullstack i fent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4">la integració amb l'empresa i els seus sistemes de vacalia intranet i altres, fusionant-ho mitjançant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4">webservices de manera segura i òptima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<text:span text:style-name="T10">10</text:span>h</text:p>
          </table:table-cell>
        </table:table-row>
        <table:table-row table:style-name="Taula2.2">
          <table:table-cell table:style-name="Taula2.A2" office:value-type="string">
            <text:p text:style-name="P21">Finalització del CMS, optimitzant codi de forma segura amb modes de desplegament i en el seu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4">corresponent hosting de sistemes de lempresa, propi emmagatzematge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<text:span text:style-name="T8">8</text:span>h</text:p>
          </table:table-cell>
        </table:table-row>
        <table:table-row table:style-name="Taula2.2">
          <table:table-cell table:style-name="Taula2.A2" office:value-type="string">
            <text:p text:style-name="P19">Optimitzant i testejant la web de l'Hotel del projecte, a més de més refactorització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4"><text:span text:style-name="T10">8</text:span>h</text:p>
          </table:table-cell>
        </table:table-row>
        <table:table-row table:style-name="Taula2.2">
          <table:table-cell table:style-name="Taula2.A2" office:value-type="string">
            <text:p text:style-name="P23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8">
          <table:table-cell table:style-name="Taula2.B2" office:value-type="string">
            <text:p text:style-name="P9">Hores totals de pràctiques:</text:p>
          </table:table-cell>
          <table:table-cell table:style-name="Taula2.B3" office:value-type="string">
            <text:p text:style-name="P9"/>
          </table:table-cell>
          <table:table-cell table:style-name="Taula2.A2" office:value-type="string">
            <text:p text:style-name="P15">79h</text:p>
          </table:table-cell>
        </table:table-row>
      </table:table>
      <text:h text:style-name="P28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33"><text:span text:style-name="T5">Aquestes 2 setmanes arribant a la </text:span><text:span text:style-name="T6">3/4 parts</text:span><text:span text:style-name="T5"> de les FCT han sigut molt productives y amb molt</text:span><text:span text:style-name="T6">ísima feina</text:span><text:span text:style-name="T5">,</text:span></text:p>
          </table:table-cell>
        </table:table-row>
        <table:table-row table:style-name="Taula3.1">
          <table:table-cell table:style-name="Taula3.A2" office:value-type="string">
            <text:p text:style-name="P32">he après formes ben <text:span text:style-name="T11">i</text:span><text:span text:style-name="T7">nteressant</text:span><text:span text:style-name="T11">s</text:span><text:span text:style-name="T7"> de desenvolupar web amb Laravel y Vue</text:span>, a més <text:span text:style-name="T7">de React, Vite,</text:span></text:p>
          </table:table-cell>
        </table:table-row>
        <table:table-row table:style-name="Taula3.1">
          <table:table-cell table:style-name="Taula3.A1" office:value-type="string">
            <text:p text:style-name="P32"><text:span text:style-name="T7">y ExpressJS en fullstack</text:span>, he après noves <text:span text:style-name="T13">ormes de treballar a una empresa de </text:span><text:span text:style-name="T12">web dels meus companys</text:span></text:p>
          </table:table-cell>
        </table:table-row>
        <table:table-row table:style-name="Taula3.1">
          <table:table-cell table:style-name="Taula3.A2" office:value-type="string">
            <text:p text:style-name="P22">d’empresa amb bones pràctiques y treball <text:span text:style-name="T7">en equip.</text:span></text:p>
          </table:table-cell>
        </table:table-row>
      </table:table>
      <text:p text:style-name="P10">L’alumne</text:p>
      <text:p text:style-name="P2"/>
      <text:p text:style-name="P3">Fernando Gonz<text:span text:style-name="T11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7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10"/>
      <text:p text:style-name="P10">El tutor del centre educatiu</text:p>
      <text:p text:style-name="P10"/>
      <text:p text:style-name="P10"/>
      <text:p text:style-name="P10"/>
      <text:p text:style-name="P10"/>
      <text:p text:style-name="P10">(Nom i llinat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09b3ae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à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0-26T15:36:38.272000000</dc:date>
    <meta:editing-cycles>16</meta:editing-cycles>
    <meta:editing-duration>P23DT23H15M14S</meta:editing-duration>
    <meta:generator>LibreOffice/7.6.2.1$Windows_X86_64 LibreOffice_project/56f7684011345957bbf33a7ee678afaf4d2ba333</meta:generator>
    <meta:document-statistic meta:table-count="5" meta:image-count="2" meta:object-count="0" meta:page-count="1" meta:paragraph-count="41" meta:word-count="263" meta:character-count="1633" meta:non-whitespace-character-count="1407"/>
  </office:meta>
</office:document-meta>
</file>